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78221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14725"/>
          <table:table-cell office:value-type="float" office:value="0.101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456.0"/>
          <table:table-cell office:value-type="float" office:value="4570.0"/>
          <table:table-cell office:value-type="float" office:value="12869.0"/>
          <table:table-cell office:value-type="float" office:value="101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0434"/>
          <table:table-cell office:value-type="float" office:value="2.404"/>
          <table:table-cell office:value-type="float" office:value="2.35"/>
          <table:table-cell office:value-type="float" office:value="71136.0"/>
          <table:table-cell office:value-type="float" office:value="0.0"/>
          <table:table-cell office:value-type="float" office:value="62.0"/>
          <table:table-cell office:value-type="float" office:value="5474.0"/>
          <table:table-cell office:value-type="float" office:value="77569.0"/>
          <table:table-cell office:value-type="float" office:value="4117.0"/>
          <table:table-cell office:value-type="float" office:value="11299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11109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05088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73298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9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02241"/>
          <table:table-cell office:value-type="float" office:value="0.133"/>
          <table:table-cell office:value-type="float" office:value="0.06"/>
          <table:table-cell office:value-type="float" office:value="888.0"/>
          <table:table-cell office:value-type="float" office:value="0.0"/>
          <table:table-cell office:value-type="float" office:value="9.0"/>
          <table:table-cell office:value-type="float" office:value="390.0"/>
          <table:table-cell office:value-type="float" office:value="2967.0"/>
          <table:table-cell office:value-type="float" office:value="4570.0"/>
          <table:table-cell office:value-type="float" office:value="12881.0"/>
          <table:table-cell office:value-type="float" office:value="102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6367"/>
          <table:table-cell office:value-type="float" office:value="1.114"/>
          <table:table-cell office:value-type="float" office:value="1.01"/>
          <table:table-cell office:value-type="float" office:value="24398.0"/>
          <table:table-cell office:value-type="float" office:value="0.0"/>
          <table:table-cell office:value-type="float" office:value="44.0"/>
          <table:table-cell office:value-type="float" office:value="2590.0"/>
          <table:table-cell office:value-type="float" office:value="52173.0"/>
          <table:table-cell office:value-type="float" office:value="4570.0"/>
          <table:table-cell office:value-type="float" office:value="12881.0"/>
          <table:table-cell office:value-type="float" office:value="102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5826"/>
          <table:table-cell office:value-type="float" office:value="20.224"/>
          <table:table-cell office:value-type="float" office:value="20.15"/>
          <table:table-cell office:value-type="float" office:value="460600.0"/>
          <table:table-cell office:value-type="float" office:value="0.0"/>
          <table:table-cell office:value-type="float" office:value="381.0"/>
          <table:table-cell office:value-type="float" office:value="25770.0"/>
          <table:table-cell office:value-type="float" office:value="949164.0"/>
          <table:table-cell office:value-type="float" office:value="4117.0"/>
          <table:table-cell office:value-type="float" office:value="11311.0"/>
          <table:table-cell office:value-type="float" office:value="102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13649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0515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13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55571"/>
          <table:table-cell office:value-type="float" office:value="0.092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4.0"/>
          <table:table-cell office:value-type="float" office:value="191.0"/>
          <table:table-cell office:value-type="float" office:value="736.0"/>
          <table:table-cell office:value-type="float" office:value="4570.0"/>
          <table:table-cell office:value-type="float" office:value="12874.0"/>
          <table:table-cell office:value-type="float" office:value="106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57919"/>
          <table:table-cell office:value-type="float" office:value="0.096"/>
          <table:table-cell office:value-type="float" office:value="0.02"/>
          <table:table-cell office:value-type="float" office:value="240.0"/>
          <table:table-cell office:value-type="float" office:value="0.0"/>
          <table:table-cell office:value-type="float" office:value="2.0"/>
          <table:table-cell office:value-type="float" office:value="92.0"/>
          <table:table-cell office:value-type="float" office:value="585.0"/>
          <table:table-cell office:value-type="float" office:value="4570.0"/>
          <table:table-cell office:value-type="float" office:value="12874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93093"/>
          <table:table-cell office:value-type="float" office:value="5.732"/>
          <table:table-cell office:value-type="float" office:value="5.69"/>
          <table:table-cell office:value-type="float" office:value="191610.0"/>
          <table:table-cell office:value-type="float" office:value="0.0"/>
          <table:table-cell office:value-type="float" office:value="125.0"/>
          <table:table-cell office:value-type="float" office:value="8047.0"/>
          <table:table-cell office:value-type="float" office:value="200502.0"/>
          <table:table-cell office:value-type="float" office:value="4117.0"/>
          <table:table-cell office:value-type="float" office:value="11304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